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Bold" fo:font-size="21pt" fo:font-weight="bold" style:font-name-asian="Helvetica-Bold" style:font-size-asian="21pt" style:font-weight-asian="bold" style:font-name-complex="Helvetica-Bold" style:font-size-complex="21pt" style:font-weight-complex="bold"/>
    </style:style>
    <style:style style:name="P2"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3"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4"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 style:family="paragraph" style:parent-style-name="Standard" style:list-style-name="">
      <style:paragraph-properties style:text-autospace="none"/>
    </style:style>
    <style:style style:name="P6" style:family="paragraph" style:parent-style-name="Standard">
      <style:paragraph-properties fo:margin-left="0.778in" fo:margin-right="0in" fo:text-indent="-0.778in" style:auto-text-indent="false" style:text-autospace="none">
        <style:tab-stops>
          <style:tab-stop style:position="-0.389in"/>
          <style:tab-stop style:position="0in"/>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s>
      </style:paragraph-properties>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T1" style:family="text">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T2" style:family="text">
      <style:text-properties style:use-window-font-color="true" style:font-name="Helvetica" fo:font-size="14pt" fo:letter-spacing="0.0181in" fo:font-weight="normal" style:letter-kerning="true" style:font-name-asian="Helvetica" style:font-size-asian="14pt" style:font-weight-asian="normal" style:font-name-complex="Helvetica"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Happens App</text:p>
      <text:p text:style-name="P3"/>
      <text:p text:style-name="P4"><text:a xlink:type="simple" xlink:href="https://api.eventful.com/docs/events/search" text:style-name="Internet_20_link" text:visited-style-name="Visited_20_Internet_20_Link"><text:span text:style-name="T2">API Documentation - Eventful API</text:span></text:a></text:p>
      <text:p text:style-name="P3">Application key for Eventful API <text:s/>is :</text:p>
      <text:p text:style-name="P4"><text:span text:style-name="T1"><text:s/></text:span><text:a xlink:type="simple" xlink:href="http://api.eventful.com/keys/edit?key=NcFtfBNKsVVJGrwr" text:style-name="Internet_20_link" text:visited-style-name="Visited_20_Internet_20_Link"><text:span text:style-name="T2">itHappens</text:span></text:a><text:span text:style-name="T1"> </text:span></text:p>
      <text:p text:style-name="P3"/>
      <text:p text:style-name="P3"/>
      <text:p text:style-name="P3">Key: NcFtfBNKsVVJGrwr</text:p>
      <text:p text:style-name="P3">oAuth Consumer Key: 1e0c5bb6fe7fe0db157a</text:p>
      <text:p text:style-name="P3">oAuth Consumer Secret: 3b3df3cd7440dd674898</text:p>
      <text:p text:style-name="P3"/>
      <text:p text:style-name="P4"><text:span text:style-name="T1"><text:s/>http post </text:span><text:a xlink:type="simple" xlink:href="https://eventful.com/oauth/request_token" text:style-name="Internet_20_link" text:visited-style-name="Visited_20_Internet_20_Link">https://eventful.com/oauth/request_token</text:a><text:span text:style-name="T1"> — -oauth_token:NcFtfBNKsVVJGrwr -oauth_consumer_key:1e0c5bb6fe7fe0db157a&amp;oauth_token_secret:3b3df3cd7440dd674898</text:span></text:p>
      <text:p text:style-name="P3"/>
      <text:p text:style-name="P3">Needed to register as an oAuth consumer.</text:p>
      <text:p text:style-name="P3"/>
      <text:p text:style-name="P2">What is oAuth?</text:p>
      <text:p text:style-name="P3"/>
      <text:p text:style-name="P3">oAuth is an open-standard authorization protocol or framework that describes how unrelated servers and services can safely allow authenticated access to their assets without actually sharing the initial, related, single logon credential. In authentication parlance, this is known as secure, third-party, user-agent, delegated authorization</text:p>
      <text:p text:style-name="P3"/>
      <text:p text:style-name="P3"/>
      <text:p text:style-name="P2">Requirements for oAuth requests.</text:p>
      <text:p text:style-name="P3"/>
      <text:p text:style-name="P3"/>
      <text:p text:style-name="P6">The Request Token and Access Token endpoints only accept POST requests.</text:p>
      <text:p text:style-name="P6">oAuth requests must be signed with HMAC-SHA1 signatures.</text:p>
      <text:p text:style-name="P6">Auth requests must contain timestamp and nonce parameters.</text:p>
      <text:p text:style-name="P3"/>
      <text:p text:style-name="P2">Output Formats</text:p>
      <text:p text:style-name="P3"/>
      <text:p text:style-name="P3">All Eventful API methods are available for use via the REST XML, JSON, or YAML interfaces. To switch from one fromat to another just change /rest to /json or /yaml depending on your need. </text:p>
      <text:p text:style-name="P3"/>
      <text:p text:style-name="P2">How to search for events</text:p>
      <text:p text:style-name="P3"/>
      <text:p text:style-name="P3"/>
      <text:p text:style-name="P3">Add headers with oAuth Consumer Key, Secret, Application Key, to get authenticated</text:p>
      <text:p text:style-name="P3">And then make GET http requests with various arguments depending on our needs.</text:p>
      <text:p text:style-name="P3"/>
      <text:p text:style-name="P3"><text:soft-page-break/>In general is as simple as What, Where, When</text:p>
      <text:p text:style-name="P3">ex. Title: Oasis</text:p>
      <text:p text:style-name="P3"><text:s text:c="2"/><text:tab/>Where: Thessaloniki || Greece</text:p>
      <text:p text:style-name="P3"><text:tab/>tag: Rock</text:p>
      <text:p text:style-name="P3"/>
      <text:p text:style-name="P2">Parsing data</text:p>
      <text:p text:style-name="P3"/>
      <text:p text:style-name="P3">From that point we are getting a Xml or JSON response which we have to </text:p>
      <text:p text:style-name="P5"><text:span text:style-name="T1">Manage for our app needs and data stru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 Andrew Rapesis</meta:initial-creator>
    <meta:creation-date>2019-11-20T12:48:31</meta:creation-date>
    <meta:document-statistic meta:table-count="0" meta:image-count="0" meta:object-count="0" meta:page-count="2" meta:paragraph-count="27" meta:word-count="225" meta:character-count="1587"/>
    <dc:date>2019-11-20T12:48:50</dc:date>
    <dc:creator> Andrew Rapesis</dc:creator>
    <meta:editing-duration>PT19S</meta:editing-duration>
    <meta:editing-cycles>1</meta:editing-cycles>
    <meta:generator>OpenOffice/4.1.7$Unix OpenOffice.org_project/417m1$Build-9800</meta:generator>
  </office:meta>
</office:document-meta>
</file>